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0000001A08123D3CF90B99A08.png" manifest:media-type="image/png"/>
  <manifest:file-entry manifest:full-path="Pictures/1000024000002AFF00002AFFFEAACBD2185EF944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680059" draw:marker-start-width="0.252cm" draw:marker-end-width="0.252cm" draw:fill-color="#bcaed5" draw:textarea-horizontal-align="justify" draw:textarea-vertical-align="middle" draw:auto-grow-height="false" fo:min-height="1.384cm" fo:min-width="2.142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71cm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draw:stroke="solid" svg:stroke-width="0.053cm" svg:stroke-color="#ed1c24" draw:marker-start-width="0.279cm" draw:marker-end-width="0.279cm" draw:fill="none" draw:fill-color="#ed1c24" draw:opacity="0%" draw:textarea-horizontal-align="justify" draw:textarea-vertical-align="middle" draw:auto-grow-height="false" fo:min-height="0.039cm" fo:min-width="0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778cm"/>
    </style:style>
    <style:style style:name="gr5" style:family="graphic" style:parent-style-name="standard">
      <style:graphic-properties draw:stroke="none" svg:stroke-color="#000000" draw:fill="none" draw:fill-color="#ffffff" fo:min-height="0.907cm"/>
    </style:style>
    <style:style style:name="gr6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72bf4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159cm" svg:stroke-color="#21409a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fo:min-height="0.841cm"/>
    </style:style>
    <style:style style:name="gr10" style:family="graphic" style:parent-style-name="standard">
      <style:graphic-properties draw:stroke="none" svg:stroke-color="#f58220" draw:fill-color="#faa61a" draw:textarea-horizontal-align="justify" draw:textarea-vertical-align="middle" draw:auto-grow-height="false" fo:min-height="0.109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25%" draw:green="25%" draw:blue="25%" fo:clip="rect(0cm, 0cm, 0cm, 0cm)" draw:image-opacity="100%" style:mirror="horizontal"/>
    </style:style>
    <style:style style:name="P1" style:family="paragraph">
      <loext:graphic-properties draw:fill-color="#bcaed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ed1c24" draw:opacity="0%"/>
      <style:paragraph-properties fo:text-align="center"/>
    </style:style>
    <style:style style:name="P4" style:family="paragraph">
      <loext:graphic-properties draw:fill="none" draw:fill-color="#ffffff"/>
      <style:text-properties style:font-name="Sans" fo:font-size="10pt" style:font-size-asian="10pt" style:font-size-complex="10pt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style:font-name="Sans" fo:font-size="9pt" style:font-size-asian="9pt" style:font-size-complex="9pt"/>
    </style:style>
    <style:style style:name="P7" style:family="paragraph">
      <loext:graphic-properties draw:fill-color="#faa61a"/>
      <style:paragraph-properties fo:text-align="center"/>
    </style:style>
    <style:style style:name="T1" style:family="text">
      <style:text-properties style:font-name="Sans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76cm" svg:height="1.668cm" svg:x="1.295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302cm" svg:y1="5.334cm" svg:x2="3.302cm" svg:y2="3.937cm">
          <text:p/>
        </draw:line>
        <draw:custom-shape draw:style-name="gr3" draw:text-style-name="P3" draw:layer="layout" svg:width="0.481cm" svg:height="0.481cm" svg:x="3.048cm" svg:y="5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4" draw:layer="layout" svg:width="1.871cm" svg:height="1.028cm" svg:x="1.564cm" svg:y="4.711cm">
          <draw:text-box>
            <text:p><text:span text:style-name="T1">Vertex</text:span></text:p>
          </draw:text-box>
        </draw:frame>
        <draw:frame draw:style-name="gr5" draw:text-style-name="P4" draw:layer="layout" svg:width="2.164cm" svg:height="1.157cm" svg:x="2.402cm" svg:y="3.347cm">
          <draw:text-box>
            <text:p><text:span text:style-name="T1">Normal</text:span></text:p>
          </draw:text-box>
        </draw:frame>
        <draw:line draw:style-name="gr2" draw:text-style-name="P2" draw:layer="layout" svg:x1="1.821cm" svg:y1="3.41cm" svg:x2="2.499cm" svg:y2="4.272cm">
          <text:p/>
        </draw:line>
        <draw:line draw:style-name="gr2" draw:text-style-name="P2" draw:layer="layout" svg:x1="3.556cm" svg:y1="5.08cm" svg:x2="5.244cm" svg:y2="2.807cm">
          <text:p/>
        </draw:line>
        <draw:line draw:style-name="gr6" draw:text-style-name="P2" draw:layer="layout" svg:x1="6.661cm" svg:y1="5.698cm" svg:x2="6.661cm" svg:y2="6.938cm">
          <text:p/>
        </draw:line>
        <draw:line draw:style-name="gr7" draw:text-style-name="P2" draw:layer="layout" svg:x1="6.643cm" svg:y1="6.922cm" svg:x2="6.064cm" svg:y2="7.277cm">
          <text:p/>
        </draw:line>
        <draw:line draw:style-name="gr8" draw:text-style-name="P2" draw:layer="layout" svg:x1="6.616cm" svg:y1="6.922cm" svg:x2="7.41cm" svg:y2="6.939cm">
          <text:p/>
        </draw:line>
        <draw:line draw:style-name="gr2" draw:text-style-name="P2" draw:layer="layout" svg:x1="6.424cm" svg:y1="6.762cm" svg:x2="3.556cm" svg:y2="5.461cm">
          <text:p/>
        </draw:line>
        <draw:frame draw:style-name="gr9" draw:text-style-name="P6" draw:layer="layout" svg:width="4.235cm" svg:height="1.091cm" svg:x="0.565cm" svg:y="1.905cm">
          <draw:text-box>
            <text:p text:style-name="P5"><text:span text:style-name="T1">Directional Light</text:span></text:p>
          </draw:text-box>
        </draw:frame>
        <draw:custom-shape draw:style-name="gr10" draw:text-style-name="P7" draw:layer="layout" svg:width="1.174cm" svg:height="1.015cm" svg:x="0.889cm" svg:y="2.469cm">
          <text:p/>
          <draw:enhanced-geometry svg:viewBox="0 0 21600 21600" draw:glue-points="10800 0 0 10800 10800 21600 21600 10800" draw:text-areas="?f52 ?f52 ?f53 ?f53" draw:mirror-horizontal="false" draw:mirror-vertical="false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9" draw:text-style-name="P4" draw:layer="layout" svg:width="2.576cm" svg:height="1.091cm" svg:x="4.348cm" svg:y="2.243cm">
          <draw:text-box>
            <text:p><text:span text:style-name="T1">Reflected</text:span></text:p>
          </draw:text-box>
        </draw:frame>
        <draw:line draw:style-name="gr2" draw:text-style-name="P2" draw:layer="layout" svg:x1="6.741cm" svg:y1="4.386cm" svg:x2="3.556cm" svg:y2="5.207cm">
          <text:p/>
        </draw:line>
        <draw:line draw:style-name="gr2" draw:text-style-name="P2" draw:layer="layout" svg:x1="6.818cm" svg:y1="6.643cm" svg:x2="7.364cm" svg:y2="4.837cm">
          <text:p/>
        </draw:line>
        <draw:frame draw:style-name="gr5" draw:text-style-name="P4" draw:layer="layout" svg:width="1.871cm" svg:height="1.157cm" svg:x="6.892cm" svg:y="5.89cm">
          <draw:text-box>
            <text:p><text:span text:style-name="T1">World origin</text:span></text:p>
          </draw:text-box>
        </draw:frame>
        <draw:frame draw:style-name="gr5" draw:text-style-name="P4" draw:layer="layout" svg:width="2.272cm" svg:height="1.157cm" svg:x="6.491cm" svg:y="3.057cm">
          <draw:text-box>
            <text:p><text:span text:style-name="T1">Camera</text:span></text:p>
          </draw:text-box>
        </draw:frame>
        <draw:frame draw:style-name="gr11" draw:text-style-name="P2" draw:layer="layout" svg:width="1.359cm" svg:height="1.165cm" svg:x="6.647cm" svg:y="3.596cm">
          <draw:image xlink:href="Pictures/1000024000002AFF00002AFFFEAACBD2185EF944.svg" xlink:type="simple" xlink:show="embed" xlink:actuate="onLoad">
            <text:p/>
          </draw:image>
          <draw:image xlink:href="Pictures/10000201000001A0000001A08123D3CF90B99A08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5T22:21:13.419725585</meta:creation-date>
    <dc:date>2020-04-26T20:51:54.672677965</dc:date>
    <meta:editing-duration>PT1H48M20S</meta:editing-duration>
    <meta:editing-cycles>4</meta:editing-cycles>
    <meta:generator>LibreOffice/6.0.7.3$Linux_X86_64 LibreOffice_project/00m0$Build-3</meta:generator>
    <meta:document-statistic meta:object-count="19"/>
  </office:meta>
</office:document-meta>
</file>